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90000014E5AF03526.png" manifest:media-type="image/png"/>
  <manifest:file-entry manifest:full-path="Pictures/100000000000023B0000014A33A28266.png" manifest:media-type="image/png"/>
  <manifest:file-entry manifest:full-path="Pictures/1000000000000236000001502B1D8F81.png" manifest:media-type="image/png"/>
  <manifest:file-entry manifest:full-path="Pictures/10000000000002290000016151269F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d8ce" officeooo:paragraph-rsid="0013d8ce"/>
    </style:style>
    <style:style style:name="P2" style:family="paragraph" style:parent-style-name="Standard">
      <style:paragraph-properties fo:break-before="page"/>
      <style:text-properties officeooo:rsid="0013d8ce" officeooo:paragraph-rsid="0013d8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ll</text:p>
      <text:p text:style-name="P1"><draw:frame draw:style-name="fr1" draw:name="Image1" text:anchor-type="paragraph" svg:width="5.7602in" svg:height="3.6772in" draw:z-index="0"><draw:image xlink:href="Pictures/10000000000002290000016151269F47.png" xlink:type="simple" xlink:show="embed" xlink:actuate="onLoad"/></draw:frame></text:p>
      <text:p text:style-name="P1">Medium</text:p>
      <text:p text:style-name="P1"><draw:frame draw:style-name="fr1" draw:name="Image2" text:anchor-type="paragraph" svg:width="5.8957in" svg:height="3.5in" draw:z-index="1"><draw:image xlink:href="Pictures/1000000000000236000001502B1D8F81.png" xlink:type="simple" xlink:show="embed" xlink:actuate="onLoad"/></draw:frame></text:p>
      <text:p text:style-name="P1"/>
      <text:p text:style-name="P2">Large</text:p>
      <text:p text:style-name="P1"><draw:frame draw:style-name="fr2" draw:name="Image3" text:anchor-type="paragraph" svg:width="5.9272in" svg:height="3.4791in" draw:z-index="2"><draw:image xlink:href="Pictures/10000000000002390000014E5AF03526.png" xlink:type="simple" xlink:show="embed" xlink:actuate="onLoad"/></draw:frame></text:p>
      <text:p text:style-name="P1">XLarge </text:p>
      <text:p text:style-name="P1"><draw:frame draw:style-name="fr2" draw:name="Image4" text:anchor-type="paragraph" svg:width="5.948in" svg:height="3.4374in" draw:z-index="3"><draw:image xlink:href="Pictures/100000000000023B0000014A33A282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12:20.280910939</meta:creation-date>
    <dc:date>2016-01-11T15:16:56.553478741</dc:date>
    <meta:editing-duration>P0D</meta:editing-duration>
    <meta:editing-cycles>1</meta:editing-cycles>
    <meta:document-statistic meta:table-count="0" meta:image-count="4" meta:object-count="0" meta:page-count="2" meta:paragraph-count="4" meta:word-count="4" meta:character-count="23" meta:non-whitespace-character-count="22"/>
    <meta:generator>LibreOffice/4.2.8.2$Linux_X86_64 LibreOffice_project/420m0$Build-2</meta:generator>
  </office:meta>
</office:document-meta>
</file>